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ded5"/>
    </style:style>
    <style:style style:name="T3" style:family="text">
      <style:text-properties officeooo:rsid="00076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<text:span text:style-name="T3">LONGUE MALADIE</text:span>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12-15T04:08:19.220041383</dc:date>
    <meta:editing-duration>PT7H12M5S</meta:editing-duration>
    <meta:editing-cycles>125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108" meta:character-count="667" meta:non-whitespace-character-count="619"/>
  </office:meta>
</office:document-meta>
</file>